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de" fo:country="D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position="33% 80%" fo:language="de" fo:country="DE" fo:font-weight="bold"/>
    </style:style>
    <style:style style:name="T3" style:family="text">
      <style:text-properties fo:language="de" fo:country="DE"/>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Einleitung:</text:p>
      <text:p text:style-name="P5"><text:span text:style-name="T1">Schon immer war es eines der Ziele der Menschheit Problemstellungen zu lösen und dabei noch so effizient wie möglich. Denn gerade durch die Lösung vieler Probleme konnten sich die Menscheit im Lauf der Geschichte schnell weiterentwickeln. Zunächst mit den bloßen Verstand, dannach mit immer komlexeren <text:s/>Hilfsmitteln. Mit Rechenmaschienen wie zum Beispiel der Pascaline</text:span><text:span text:style-name="T1"><text:note text:id="ftn1" text:note-class="footnote"><text:note-citation>1</text:note-citation><text:note-body><text:p text:style-name="Footnote">Eine um 1645 entwickelte Rechenmschie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1"><text:s/>wurde bereits im Mittelalter die Grundlagen für das Lösen komplizerter Aufgaben gelegt. Es wurde schnell erkannt, dass es Aufgaben und Problemstellugen gibt, die das Gehirn nicht so schnell bewältigen kann oder es sich einfach nicht lohnt diese zu bewältigen, da der Mensch sich in der zwischen Zeit wichtigerern Dingen zuwenden kann</text:span><text:span text:style-name="T1">. </text:span></text:p>
      <text:p text:style-name="P3"><text:span text:style-name="T4">In der heutigen Zeit hat sich neben den anderen Naturwissenschaften besonders die Informatik sich gerade dieser Menschheitsaufgabe angenommen und ist daher immer auf der Suche nach besseren</text:span> Möglichkeiten Probleme zu lösen.</text:p>
      <text:p text:style-name="P6"><text:span text:style-name="T1">Neue Computerstystem und besonders sogenannte Supercomputer sind in der Lage zur Zeit bis zu 93,0 PFLOPS</text:span><text:span text:style-name="T1"><text:note text:id="ftn2" text:note-class="footnote"><text:note-citation>2</text:note-citation><text:note-body><text:p text:style-name="Footnote">Steht für 93 *<text:span text:style-name="T3">10</text:span><text:span text:style-name="T2">15</text:span><text:span text:style-name="T3"> </text:span><text:bookmark text:name="firstHeading"/><text:span text:style-name="T3"><text:s/>Floating Point Operations Per Second. So schnell rechnet der chinesische Supercomputer Sunway- TaihuLight.</text:span></text:p></text:note-body></text:note></text:span><text:span text:style-name="T1"> zu berechnen und diese Rechenleistung steigt immer noch exponientiell.(Moorsches Gesetz)</text:span></text:p>
      <text:p text:style-name="P6"><text:span text:style-name="T1">Jedoch sind manche Probleme, trotz dieser Zunahme, mit konventionellen Algoritmen nicht lösbar, wie beispielsweise das Traveling Salesman Problem</text:span><text:span text:style-name="T1"><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1"> eindeutig zeigt. </text:span></text:p>
      <text:p text:style-name="P3">Doch gerade diese stark zunehmende Rechenleistung läßt nämlich zunehmend auch neue Lösungsmöglic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sten, passensten und zukunftssichersten für den jeweiligen Zweck? </text:p>
      <text:p text:style-name="P3">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 verfolgt.</text:p>
      <text:p text:style-name="P3">Zunächsten gehen wir auf das Problem ein, dass wir mithilfe dieser Methoden lösen wollen. (Der Mensch kann natürlich ganz ohne Probleme das Spiel erlernen. Dies ist bei Cumputern jedoch nicht ganz so einfach.)</text:p>
      <text:p text:style-name="P6"><text:span text:style-name="T1">Nach dieser theoretischen Einführung wollen wir auf die Umsetzung dieses Projektes einegehen,in 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4">Im nächsten Abschnitt fokussieren wir uns auf die einzelnen Lösungsansätze und versuchen diese in der Tiefe auszuarbeiten und zu erklären. Besonders haben wir versucht unser Implementierung der jeweiligen Methode zu präsentieren und zu erklären. Außerdem gehen wir noch auf andere Methode der Problemlösung ein, die wir aber auf diversen Gründen nicht in unser Programm aufgenommen haben, um dem Leser einen besseren Überblick zu verschaffen. </text:p>
      <text:p text:style-name="P4">Als letzten Schritt vergleichen wir diese zuvor erklärten Wege der Problemlösung an unserem Beispiel und geben ein differenziertes Fazit wieder, indem wir sie unter unterschiedlichen Aspekte </text:p>
      <text:p text:style-name="P4">vergleichen. Des Weiteren versuchen wir grundlegend in jedem größeren Abschnitt dieser Arbeit unsere Herangehensweise zu reflektieren und auf verschiedenen Ebenen konstruktive Kritik an unserem Projekt zu üben, um zu zeigen, dass wir unser Projekt <text:s/>reflektieren können und somit beim nächsten mal aus den Fehlern lernen können.</text:p>
      <text:p text:style-name="P4"/>
      <text:p text:style-name="P4"><text:soft-page-break/></text:p>
      <text:p text:style-name="P4"/>
      <text:p text:style-name="P4"/>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Quellen:</text:p>
      <text:p text:style-name="P2">https://de.wikipedia.org/wiki/Problem_des_Handlungsreisenden</text:p>
      <text:p text:style-name="P2"><text:a xlink:type="simple" xlink:href="https://www.focus.de/wissen/mensch/geschichte/erfindungen/tid-5356/rechenmaschine_aid_51261.html" text:style-name="Internet_20_link" text:visited-style-name="Visited_20_Internet_20_Link">https://www.focus.de/wissen/mensch/geschichte/erfindungen/tid-5356/rechenmaschine_aid_51261.html</text:a></text:p>
      <text:p text:style-name="P2"><text:a xlink:type="simple" xlink:href="https://de.wikipedia.org/wiki/Pascaline" text:style-name="Internet_20_link" text:visited-style-name="Visited_20_Internet_20_Link">https://de.wikipedia.org/wiki/Pascaline</text:a></text:p>
      <text:p text:style-name="P2"><text:a xlink:type="simple" xlink:href="https://de.wikipedia.org/wiki/Rechenmaschine#Historische_Entwicklung" text:style-name="Internet_20_link" text:visited-style-name="Visited_20_Internet_20_Link">https://de.wikipedia.org/wiki/Rechenmaschine#Historische_Entwicklung</text:a></text:p>
      <text:p text:style-name="P2"><text:a xlink:type="simple" xlink:href="https://de.wikipedia.org/wiki/Blaise_Pascal" text:style-name="Internet_20_link" text:visited-style-name="Visited_20_Internet_20_Link">https://de.wikipedia.org/wiki/Blaise_Pascal</text:a></text:p>
      <text:p text:style-name="P2"><text:a xlink:type="simple" xlink:href="https://de.wikipedia.org/wiki/Floating_Point_Operations_Per_Second" text:style-name="Internet_20_link" text:visited-style-name="Visited_20_Internet_20_Link">https://de.wikipedia.org/wiki/Floating_Point_Operations_Per_Second</text:a></text:p>
      <text:p text:style-name="P2">https://de.wikipedia.org/wiki/TOP50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M52S</meta:editing-duration>
    <meta:editing-cycles>24</meta:editing-cycles>
    <meta:generator>OpenOffice/4.1.4$Win32 OpenOffice.org_project/414m5$Build-9788</meta:generator>
    <dc:date>2017-12-30T14:49:39.97</dc:date>
    <meta:document-statistic meta:table-count="0" meta:image-count="0" meta:object-count="0" meta:page-count="3" meta:paragraph-count="23" meta:word-count="584" meta:character-count="4529"/>
    <meta:user-defined meta:name="Info 1"/>
    <meta:user-defined meta:name="Info 2"/>
    <meta:user-defined meta:name="Info 3"/>
    <meta:user-defined meta:name="Info 4"/>
  </office:meta>
</office:document-meta>
</file>